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ons from the NMRA Documentation update blitz</text:p>
      <text:p text:style-name="Standard"/>
      <text:list xml:id="list8026525281935658737" text:style-name="L1">
        <text:list-item>
          <text:p text:style-name="P1">Traction MTIs changed. </text:p>
          <text:list>
            <text:list-item>
              <text:p text:style-name="P1">Update Documents – <text:span text:style-name="T1">COMPLETE 2/8/15 </text:span></text:p>
            </text:list-item>
            <text:list-item>
              <text:p text:style-name="P1">Update all code</text:p>
            </text:list-item>
          </text:list>
        </text:list-item>
        <text:list-item>
          <text:p text:style-name="P1">Button MTIs changed. </text:p>
          <text:list>
            <text:list-item>
              <text:p text:style-name="P1">Update Documents – <text:span text:style-name="T1">COMPLETE 2/8/15 Docs don't have a MTI defined yet</text:span></text:p>
            </text:list-item>
            <text:list-item>
              <text:p text:style-name="P2">Update all code in SVN</text:p>
            </text:list-item>
          </text:list>
        </text:list-item>
        <text:list-item>
          <text:p text:style-name="P1">Error-codes were made common</text:p>
          <text:list>
            <text:list-item>
              <text:p text:style-name="P1">Look at and update the SVN libraries if needed</text:p>
            </text:list-item>
            <text:list-item>
              <text:p text:style-name="P1">Look at and update the python scripts if need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 Kueneman</meta:initial-creator>
    <meta:creation-date>2015-02-08T08:52:50</meta:creation-date>
    <dc:date>2015-02-08T09:04:14</dc:date>
    <dc:creator>Jim Kueneman</dc:creator>
    <meta:editing-duration>PT4M6S</meta:editing-duration>
    <meta:editing-cycles>3</meta:editing-cycles>
    <meta:generator>OpenOffice/4.1.1$Unix OpenOffice.org_project/411m6$Build-9775</meta:generator>
    <meta:document-statistic meta:table-count="0" meta:image-count="0" meta:object-count="0" meta:page-count="1" meta:paragraph-count="10" meta:word-count="69" meta:character-count="371"/>
  </office:meta>
</office:document-meta>
</file>